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text-position="0% 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3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ation of Node.js, npm and Angular CLI on a Windows Machine:</text:p>
      <text:p text:style-name="Standard"/>
      <text:p text:style-name="P2">For Node.js and npm:</text:p>
      <text:p text:style-name="P2">Note: If any previous versions of node are installed please uninstall them,</text:p>
      <text:p text:style-name="P2">Project Needs node 8.11.2 and npm version 5.6.0</text:p>
      <text:p text:style-name="P2"/>
      <text:list xml:id="list4150567642774807610" text:style-name="L1">
        <text:list-item>
          <text:p text:style-name="P1">Navigate to following URL: <text:a xlink:type="simple" xlink:href="https://nodejs.org/en/download/" text:style-name="Internet_20_link" text:visited-style-name="Visited_20_Internet_20_Link">https://nodejs.org/en/download/</text:a></text:p>
        </text:list-item>
        <text:list-item>
          <text:p text:style-name="P1">Choose appropriate version of node.js installer depending upon your OS architecture x86/64</text:p>
        </text:list-item>
        <text:list-item>
          <text:p text:style-name="P1">Open the downloaded setup and start installation process as that of a <text:s/>regular software. (Proceesd by Clicking next.. It will install node.js runtime and npm)</text:p>
        </text:list-item>
        <text:list-item>
          <text:p text:style-name="P1">Confirm the installation by typing following commands in command prompt:</text:p>
          <text:p text:style-name="P1"><text:s/><text:span text:style-name="T1">node -v <text:s/>→ should give v8.11.2</text:span></text:p>
          <text:p text:style-name="P7"><text:s/>npm -v → should give 5.6.0</text:p>
        </text:list-item>
      </text:list>
      <text:p text:style-name="Standard"><text:tab/></text:p>
      <text:p text:style-name="P3">For Angular CLI:</text:p>
      <text:p text:style-name="P4"/>
      <text:list xml:id="list1614449341004441028" text:style-name="L3">
        <text:list-item>
          <text:p text:style-name="P5">Open Command Promt</text:p>
        </text:list-item>
        <text:list-item>
          <text:p text:style-name="P5">Type in Following command:</text:p>
          <text:p text:style-name="P5"><text:s text:c="3"/><text:span text:style-name="T1">npm install -g @angular/cli</text:span></text:p>
        </text:list-item>
        <text:list-item>
          <text:p text:style-name="P5">Confirm installation by typing:</text:p>
          <text:p text:style-name="P5"><text:s/><text:span text:style-name="T1"><text:s/>ng -v → Should give Angular CLI version 6.0.7</text:span></text:p>
        </text:list-item>
      </text:list>
      <text:p text:style-name="Standard"/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8T12:17:38.24</meta:creation-date>
    <meta:document-statistic meta:table-count="0" meta:image-count="0" meta:object-count="0" meta:page-count="1" meta:paragraph-count="19" meta:word-count="133" meta:character-count="829"/>
    <dc:date>2018-06-08T12:32:55.67</dc:date>
    <meta:editing-duration>PT7S</meta:editing-duration>
    <meta:editing-cycles>1</meta:editing-cycles>
    <meta:generator>OpenOffice/4.1.1$Win32 OpenOffice.org_project/411m6$Build-9775</meta:generator>
  </office:meta>
</office:document-meta>
</file>